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xn</text:p>
          </table:table-cell>
          <table:table-cell office:value-type="string" calcext:value-type="string">
            <text:p>f(xn)</text:p>
          </table:table-cell>
          <table:table-cell office:value-type="string" calcext:value-type="string">
            <text:p>Primera</text:p>
          </table:table-cell>
          <table:table-cell office:value-type="string" calcext:value-type="string">
            <text:p>Segunda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 table:style-name="ce1" office:value-type="float" office:value="-6.810413" calcext:value-type="float">
            <text:p>-6.81041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 office:value-type="float" office:value="-6.443937" calcext:value-type="float">
            <text:p>-6.443937</text:p>
          </table:table-cell>
          <table:table-cell table:style-name="ce1" table:formula="of:=([.C3]-[.C2])/([.B3]-[.B2])" office:value-type="float" office:value="1.83238" calcext:value-type="float">
            <text:p>1.8323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-6.186292" calcext:value-type="float">
            <text:p>-6.186292</text:p>
          </table:table-cell>
          <table:table-cell table:formula="of:=([.C4]-[.C3])/([.B4]-[.B3])" office:value-type="float" office:value="2.57645" calcext:value-type="float">
            <text:p>2.57645</text:p>
          </table:table-cell>
          <table:table-cell table:style-name="ce1" table:formula="of:=([.D4]-[.D3])/([.B4]-[.B2])" office:value-type="float" office:value="2.48023333333333" calcext:value-type="float">
            <text:p>2.480233333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7" calcext:value-type="float">
            <text:p>3.7</text:p>
          </table:table-cell>
          <table:table-cell office:value-type="float" office:value="-5.503962" calcext:value-type="float">
            <text:p>-5.503962</text:p>
          </table:table-cell>
          <table:table-cell table:formula="of:=([.C5]-[.C4])/([.B5]-[.B4])" office:value-type="float" office:value="3.41165" calcext:value-type="float">
            <text:p>3.41165</text:p>
          </table:table-cell>
          <table:table-cell table:formula="of:=([.D5]-[.D4])/([.B5]-[.B3])" office:value-type="float" office:value="2.784" calcext:value-type="float">
            <text:p>2.784</text:p>
          </table:table-cell>
          <table:table-cell table:style-name="ce1" table:formula="of:=([.E5]-[.E4])/([.B5]-[.B2])" office:value-type="float" office:value="0.607533333333331" calcext:value-type="float">
            <text:p>0.607533333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float" office:value="-5.071191" calcext:value-type="float">
            <text:p>-5.071191</text:p>
          </table:table-cell>
          <table:table-cell table:formula="of:=([.C6]-[.C5])/([.B6]-[.B5])" office:value-type="float" office:value="4.32771000000001" calcext:value-type="float">
            <text:p>4.32771</text:p>
          </table:table-cell>
          <table:table-cell table:formula="of:=([.D6]-[.D5])/([.B6]-[.B4])" office:value-type="float" office:value="3.05353333333338" calcext:value-type="float">
            <text:p>3.0535333333</text:p>
          </table:table-cell>
          <table:table-cell table:formula="of:=([.E6]-[.E5])/([.B6]-[.B3])" office:value-type="float" office:value="0.673833333333469" calcext:value-type="float">
            <text:p>0.6738333333</text:p>
          </table:table-cell>
          <table:table-cell table:style-name="ce1" table:formula="of:=([.F6]-[.F5])/([.B6]-[.B2])" office:value-type="float" office:value="0.11050000000023" calcext:value-type="float">
            <text:p>0.11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11:46:02.569848415</meta:creation-date>
    <dc:date>2016-10-24T11:53:09.477539418</dc:date>
    <meta:editing-duration>PT7M8S</meta:editing-duration>
    <meta:editing-cycles>2</meta:editing-cycles>
    <meta:generator>LibreOffice/5.1.4.2$Linux_X86_64 LibreOffice_project/10m0$Build-2</meta:generator>
    <meta:document-statistic meta:table-count="1" meta:cell-count="29" meta:object-count="0"/>
  </office:meta>
</office:document-meta>
</file>